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4.87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  <table:table-cell office:value-type="float" office:value="35455" calcext:value-type="float">
            <text:p>3545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14815" calcext:value-type="float">
            <text:p>1481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  <table:table-cell office:value-type="float" office:value="28754" calcext:value-type="float">
            <text:p>287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\cite{Beasley1990}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  <table:table-cell office:value-type="float" office:value="51386" calcext:value-type="float">
            <text:p>51386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  <table:table-cell office:value-type="float" office:value="84230" calcext:value-type="float">
            <text:p>84230</text:p>
          </table:table-cell>
          <table:table-cell office:value-type="string" calcext:value-type="string">
            <text:p>\cite{snapnets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  <table:table-cell office:value-type="float" office:value="100029" calcext:value-type="float">
            <text:p>100029</text:p>
          </table:table-cell>
          <table:table-cell office:value-type="string" calcext:value-type="string">
            <text:p>\cite{snapnets}</text:p>
          </table:table-cell>
        </table:table-row>
      </table:table>
      <table:table table:name="Ran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x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Min Max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Rand New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Max New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Min Max New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In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Decr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Incr 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67705" calcext:value-type="float">
            <text:p>3.67705</text:p>
          </table:table-cell>
          <table:table-cell office:value-type="float" office:value="2419.24" calcext:value-type="float">
            <text:p>2419.24</text:p>
          </table:table-cell>
          <table:table-cell office:value-type="float" office:value="6.23986" calcext:value-type="float">
            <text:p>6.23986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30018" calcext:value-type="float">
            <text:p>30018</text:p>
          </table:table-cell>
          <table:table-cell office:value-type="float" office:value="1025.71" calcext:value-type="float">
            <text:p>1025.7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.8" calcext:value-type="float">
            <text:p>18.8</text:p>
          </table:table-cell>
          <table:table-cell office:value-type="float" office:value="14.1251" calcext:value-type="float">
            <text:p>14.125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.55815" calcext:value-type="float">
            <text:p>1.55815</text:p>
          </table:table-cell>
        </table:table-row>
        <table:table-row table:style-name="ro1">
          <table:table-cell office:value-type="float" office:value="28.2464" calcext:value-type="float">
            <text:p>28.2464</text:p>
          </table:table-cell>
          <table:table-cell office:value-type="float" office:value="10073.8" calcext:value-type="float">
            <text:p>10073.8</text:p>
          </table:table-cell>
          <table:table-cell office:value-type="float" office:value="1897.94" calcext:value-type="float">
            <text:p>1897.9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29724" calcext:value-type="float">
            <text:p>29724</text:p>
          </table:table-cell>
          <table:table-cell office:value-type="float" office:value="387508" calcext:value-type="float">
            <text:p>387508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572.3" calcext:value-type="float">
            <text:p>3572.3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3.10898" calcext:value-type="float">
            <text:p>3.10898</text:p>
          </table:table-cell>
        </table:table-row>
        <table:table-row table:style-name="ro1">
          <table:table-cell office:value-type="float" office:value="3.13061" calcext:value-type="float">
            <text:p>3.13061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17.2031" calcext:value-type="float">
            <text:p>17.2031</text:p>
          </table:table-cell>
          <table:table-cell table:number-columns-repeated="2" office:value-type="float" office:value="104.5" calcext:value-type="float">
            <text:p>104.5</text:p>
          </table:table-cell>
          <table:table-cell office:value-type="float" office:value="30122" calcext:value-type="float">
            <text:p>30122</text:p>
          </table:table-cell>
          <table:table-cell office:value-type="float" office:value="2685.79" calcext:value-type="float">
            <text:p>2685.7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05.3" calcext:value-type="float">
            <text:p>105.3</text:p>
          </table:table-cell>
          <table:table-cell office:value-type="float" office:value="45.6619" calcext:value-type="float">
            <text:p>45.6619</text:p>
          </table:table-cell>
          <table:table-cell table:number-columns-repeated="2" office:value-type="float" office:value="104.6" calcext:value-type="float">
            <text:p>104.6</text:p>
          </table:table-cell>
          <table:table-cell office:value-type="float" office:value="1.18009" calcext:value-type="float">
            <text:p>1.18009</text:p>
          </table:table-cell>
        </table:table-row>
        <table:table-row table:style-name="ro1">
          <table:table-cell office:value-type="float" office:value="95.6721" calcext:value-type="float">
            <text:p>95.6721</text:p>
          </table:table-cell>
          <table:table-cell office:value-type="float" office:value="27195" calcext:value-type="float">
            <text:p>27195</text:p>
          </table:table-cell>
          <table:table-cell office:value-type="float" office:value="1247.98" calcext:value-type="float">
            <text:p>1247.98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30032" calcext:value-type="float">
            <text:p>30032</text:p>
          </table:table-cell>
          <table:table-cell office:value-type="float" office:value="16533.6" calcext:value-type="float">
            <text:p>16533.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49.3" calcext:value-type="float">
            <text:p>449.3</text:p>
          </table:table-cell>
          <table:table-cell office:value-type="float" office:value="2278.75" calcext:value-type="float">
            <text:p>2278.75</text:p>
          </table:table-cell>
          <table:table-cell office:value-type="float" office:value="328.1" calcext:value-type="float">
            <text:p>328.1</text:p>
          </table:table-cell>
          <table:table-cell office:value-type="float" office:value="323.2" calcext:value-type="float">
            <text:p>323.2</text:p>
          </table:table-cell>
          <table:table-cell office:value-type="float" office:value="7.20812" calcext:value-type="float">
            <text:p>7.20812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6.98" calcext:value-type="float">
            <text:p>6286.98</text:p>
          </table:table-cell>
          <table:table-cell office:value-type="float" office:value="368.719" calcext:value-type="float">
            <text:p>368.719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29802" calcext:value-type="float">
            <text:p>29802</text:p>
          </table:table-cell>
          <table:table-cell office:value-type="float" office:value="72630.7" calcext:value-type="float">
            <text:p>72630.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04.3" calcext:value-type="float">
            <text:p>204.3</text:p>
          </table:table-cell>
          <table:table-cell office:value-type="float" office:value="824.102" calcext:value-type="float">
            <text:p>824.102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.19627" calcext:value-type="float">
            <text:p>2.19627</text:p>
          </table:table-cell>
        </table:table-row>
        <table:table-row table:style-name="ro1">
          <table:table-cell office:value-type="float" office:value="15.0793" calcext:value-type="float">
            <text:p>15.0793</text:p>
          </table:table-cell>
          <table:table-cell office:value-type="float" office:value="4612.64" calcext:value-type="float">
            <text:p>4612.64</text:p>
          </table:table-cell>
          <table:table-cell office:value-type="float" office:value="126.724" calcext:value-type="float">
            <text:p>126.724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29877" calcext:value-type="float">
            <text:p>29877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2.7" calcext:value-type="float">
            <text:p>52.7</text:p>
          </table:table-cell>
          <table:table-cell office:value-type="float" office:value="321.127" calcext:value-type="float">
            <text:p>321.127</text:p>
          </table:table-cell>
          <table:table-cell office:value-type="float" office:value="33.9" calcext:value-type="float">
            <text:p>33.9</text:p>
          </table:table-cell>
          <table:table-cell office:value-type="float" office:value="33.7" calcext:value-type="float">
            <text:p>33.7</text:p>
          </table:table-cell>
          <table:table-cell office:value-type="float" office:value="1.99448" calcext:value-type="float">
            <text:p>1.99448</text:p>
          </table:table-cell>
        </table:table-row>
        <table:table-row table:style-name="ro1">
          <table:table-cell office:value-type="float" office:value="40.8514" calcext:value-type="float">
            <text:p>40.8514</text:p>
          </table:table-cell>
          <table:table-cell office:value-type="float" office:value="1442.09" calcext:value-type="float">
            <text:p>1442.09</text:p>
          </table:table-cell>
          <table:table-cell office:value-type="float" office:value="3264.6" calcext:value-type="float">
            <text:p>3264.6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29752" calcext:value-type="float">
            <text:p>29752</text:p>
          </table:table-cell>
          <table:table-cell office:value-type="float" office:value="403776" calcext:value-type="float">
            <text:p>403776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44.3" calcext:value-type="float">
            <text:p>544.3</text:p>
          </table:table-cell>
          <table:table-cell office:value-type="float" office:value="6536.02" calcext:value-type="float">
            <text:p>6536.02</text:p>
          </table:table-cell>
          <table:table-cell office:value-type="float" office:value="94.5" calcext:value-type="float">
            <text:p>94.5</text:p>
          </table:table-cell>
          <table:table-cell office:value-type="float" office:value="91.8" calcext:value-type="float">
            <text:p>91.8</text:p>
          </table:table-cell>
          <table:table-cell office:value-type="float" office:value="1.13074" calcext:value-type="float">
            <text:p>1.13074</text:p>
          </table:table-cell>
        </table:table-row>
        <table:table-row table:style-name="ro1">
          <table:table-cell office:value-type="float" office:value="11.9937" calcext:value-type="float">
            <text:p>11.9937</text:p>
          </table:table-cell>
          <table:table-cell office:value-type="float" office:value="12023.8" calcext:value-type="float">
            <text:p>12023.8</text:p>
          </table:table-cell>
          <table:table-cell office:value-type="float" office:value="5.11453" calcext:value-type="float">
            <text:p>5.11453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430.201" calcext:value-type="float">
            <text:p>430.20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52362" calcext:value-type="float">
            <text:p>8.5236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90852" calcext:value-type="float">
            <text:p>3.90852</text:p>
          </table:table-cell>
        </table:table-row>
        <table:table-row table:style-name="ro1">
          <table:table-cell office:value-type="float" office:value="6.0823" calcext:value-type="float">
            <text:p>6.0823</text:p>
          </table:table-cell>
          <table:table-cell office:value-type="float" office:value="5819.52" calcext:value-type="float">
            <text:p>5819.52</text:p>
          </table:table-cell>
          <table:table-cell office:value-type="float" office:value="2.96173" calcext:value-type="float">
            <text:p>2.96173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0111" calcext:value-type="float">
            <text:p>30111</text:p>
          </table:table-cell>
          <table:table-cell office:value-type="float" office:value="453.186" calcext:value-type="float">
            <text:p>453.1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5.39015" calcext:value-type="float">
            <text:p>5.3901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41452" calcext:value-type="float">
            <text:p>2.41452</text:p>
          </table:table-cell>
        </table:table-row>
        <table:table-row table:style-name="ro1">
          <table:table-cell office:value-type="float" office:value="8.09592" calcext:value-type="float">
            <text:p>8.09592</text:p>
          </table:table-cell>
          <table:table-cell office:value-type="float" office:value="7942.37" calcext:value-type="float">
            <text:p>7942.37</text:p>
          </table:table-cell>
          <table:table-cell office:value-type="float" office:value="3.67268" calcext:value-type="float">
            <text:p>3.67268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465.335" calcext:value-type="float">
            <text:p>465.3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4466" calcext:value-type="float">
            <text:p>6.446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.0544" calcext:value-type="float">
            <text:p>3.0544</text:p>
          </table:table-cell>
        </table:table-row>
        <table:table-row table:style-name="ro1">
          <table:table-cell office:value-type="float" office:value="80.079" calcext:value-type="float">
            <text:p>80.079</text:p>
          </table:table-cell>
          <table:table-cell office:value-type="float" office:value="9642.35" calcext:value-type="float">
            <text:p>9642.35</text:p>
          </table:table-cell>
          <table:table-cell office:value-type="float" office:value="445.291" calcext:value-type="float">
            <text:p>445.291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29963" calcext:value-type="float">
            <text:p>29963</text:p>
          </table:table-cell>
          <table:table-cell office:value-type="float" office:value="8473.3" calcext:value-type="float">
            <text:p>8473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79.4" calcext:value-type="float">
            <text:p>179.4</text:p>
          </table:table-cell>
          <table:table-cell office:value-type="float" office:value="719.68" calcext:value-type="float">
            <text:p>719.68</text:p>
          </table:table-cell>
          <table:table-cell office:value-type="float" office:value="50.3" calcext:value-type="float">
            <text:p>50.3</text:p>
          </table:table-cell>
          <table:table-cell office:value-type="float" office:value="49.5" calcext:value-type="float">
            <text:p>49.5</text:p>
          </table:table-cell>
          <table:table-cell office:value-type="float" office:value="3.10577" calcext:value-type="float">
            <text:p>3.10577</text:p>
          </table:table-cell>
        </table:table-row>
        <table:table-row table:style-name="ro1">
          <table:table-cell office:value-type="float" office:value="3.95164" calcext:value-type="float">
            <text:p>3.95164</text:p>
          </table:table-cell>
          <table:table-cell office:value-type="float" office:value="19.946" calcext:value-type="float">
            <text:p>19.946</text:p>
          </table:table-cell>
          <table:table-cell office:value-type="float" office:value="129.471" calcext:value-type="float">
            <text:p>129.471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30164" calcext:value-type="float">
            <text:p>30164</text:p>
          </table:table-cell>
          <table:table-cell office:value-type="float" office:value="61850.7" calcext:value-type="float">
            <text:p>61850.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09.1" calcext:value-type="float">
            <text:p>209.1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0.235203" calcext:value-type="float">
            <text:p>0.235203</text:p>
          </table:table-cell>
        </table:table-row>
        <table:table-row table:style-name="ro1">
          <table:table-cell office:value-type="float" office:value="18.5515" calcext:value-type="float">
            <text:p>18.5515</text:p>
          </table:table-cell>
          <table:table-cell office:value-type="float" office:value="3017.89" calcext:value-type="float">
            <text:p>3017.89</text:p>
          </table:table-cell>
          <table:table-cell office:value-type="float" office:value="2351.98" calcext:value-type="float">
            <text:p>2351.98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29922" calcext:value-type="float">
            <text:p>29922</text:p>
          </table:table-cell>
          <table:table-cell table:style-name="ce4" office:value-type="float" office:value="1706380" calcext:value-type="float">
            <text:p>1.71E+006</text:p>
          </table:table-cell>
          <table:table-cell office:value-type="float" office:value="2116" calcext:value-type="float">
            <text:p>2116</text:p>
          </table:table-cell>
          <table:table-cell table:number-columns-repeated="2" office:value-type="float" office:value="235.4" calcext:value-type="float">
            <text:p>235.4</text:p>
          </table:table-cell>
          <table:table-cell office:value-type="float" office:value="5091.07" calcext:value-type="float">
            <text:p>5091.07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4" calcext:value-type="float">
            <text:p>195.4</text:p>
          </table:table-cell>
          <table:table-cell office:value-type="float" office:value="1.64503" calcext:value-type="float">
            <text:p>1.64503</text:p>
          </table:table-cell>
        </table:table-row>
        <table:table-row table:style-name="ro1">
          <table:table-cell office:value-type="float" office:value="15.4125" calcext:value-type="float">
            <text:p>15.4125</text:p>
          </table:table-cell>
          <table:table-cell office:value-type="float" office:value="15021.3" calcext:value-type="float">
            <text:p>15021.3</text:p>
          </table:table-cell>
          <table:table-cell office:value-type="float" office:value="1463.24" calcext:value-type="float">
            <text:p>1463.2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29806" calcext:value-type="float">
            <text:p>29806</text:p>
          </table:table-cell>
          <table:table-cell office:value-type="float" office:value="508447" calcext:value-type="float">
            <text:p>508447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4.4" calcext:value-type="float">
            <text:p>404.4</text:p>
          </table:table-cell>
          <table:table-cell office:value-type="float" office:value="3475.89" calcext:value-type="float">
            <text:p>3475.89</text:p>
          </table:table-cell>
          <table:table-cell office:value-type="float" office:value="109.2" calcext:value-type="float">
            <text:p>109.2</text:p>
          </table:table-cell>
          <table:table-cell office:value-type="float" office:value="105.6" calcext:value-type="float">
            <text:p>105.6</text:p>
          </table:table-cell>
          <table:table-cell office:value-type="float" office:value="4.23864" calcext:value-type="float">
            <text:p>4.23864</text:p>
          </table:table-cell>
        </table:table-row>
      </table:table>
      <table:table table:name="DecrNew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732" calcext:value-type="float">
            <text:p>3.3732</text:p>
          </table:table-cell>
          <table:table-cell office:value-type="float" office:value="2420.04" calcext:value-type="float">
            <text:p>2420.04</text:p>
          </table:table-cell>
          <table:table-cell office:value-type="float" office:value="6.61275" calcext:value-type="float">
            <text:p>6.61275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0.45583" calcext:value-type="float">
            <text:p>0.45583</text:p>
          </table:table-cell>
          <table:table-cell table:number-columns-repeated="2" office:value-type="float" office:value="19.5" calcext:value-type="float">
            <text:p>19.5</text:p>
          </table:table-cell>
          <table:table-cell office:value-type="float" office:value="13.7132" calcext:value-type="float">
            <text:p>13.7132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.46782" calcext:value-type="float">
            <text:p>1.46782</text:p>
          </table:table-cell>
        </table:table-row>
        <table:table-row table:style-name="ro1">
          <table:table-cell office:value-type="float" office:value="34.6965" calcext:value-type="float">
            <text:p>34.6965</text:p>
          </table:table-cell>
          <table:table-cell office:value-type="float" office:value="10074.1" calcext:value-type="float">
            <text:p>10074.1</text:p>
          </table:table-cell>
          <table:table-cell office:value-type="float" office:value="1872.95" calcext:value-type="float">
            <text:p>1872.9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29724" calcext:value-type="float">
            <text:p>29724</text:p>
          </table:table-cell>
          <table:table-cell office:value-type="float" office:value="14.2905" calcext:value-type="float">
            <text:p>14.2905</text:p>
          </table:table-cell>
          <table:table-cell table:number-columns-repeated="2" office:value-type="float" office:value="316.5" calcext:value-type="float">
            <text:p>316.5</text:p>
          </table:table-cell>
          <table:table-cell office:value-type="float" office:value="3579.32" calcext:value-type="float">
            <text:p>3579.32</text:p>
          </table:table-cell>
          <table:table-cell office:value-type="float" office:value="101.6" calcext:value-type="float">
            <text:p>101.6</text:p>
          </table:table-cell>
          <table:table-cell office:value-type="float" office:value="95.2" calcext:value-type="float">
            <text:p>95.2</text:p>
          </table:table-cell>
          <table:table-cell office:value-type="float" office:value="3.11261" calcext:value-type="float">
            <text:p>3.11261</text:p>
          </table:table-cell>
        </table:table-row>
        <table:table-row table:style-name="ro1">
          <table:table-cell office:value-type="float" office:value="3.13084" calcext:value-type="float">
            <text:p>3.13084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7.7674" calcext:value-type="float">
            <text:p>17.7674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30122" calcext:value-type="float">
            <text:p>30122</text:p>
          </table:table-cell>
          <table:table-cell office:value-type="float" office:value="0.36848" calcext:value-type="float">
            <text:p>0.36848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44.4253" calcext:value-type="float">
            <text:p>44.4253</text:p>
          </table:table-cell>
          <table:table-cell office:value-type="float" office:value="79.2" calcext:value-type="float">
            <text:p>79.2</text:p>
          </table:table-cell>
          <table:table-cell office:value-type="float" office:value="76.5" calcext:value-type="float">
            <text:p>76.5</text:p>
          </table:table-cell>
          <table:table-cell office:value-type="float" office:value="1.10833" calcext:value-type="float">
            <text:p>1.10833</text:p>
          </table:table-cell>
        </table:table-row>
        <table:table-row table:style-name="ro1">
          <table:table-cell office:value-type="float" office:value="91.1092" calcext:value-type="float">
            <text:p>91.1092</text:p>
          </table:table-cell>
          <table:table-cell office:value-type="float" office:value="27177.3" calcext:value-type="float">
            <text:p>27177.3</text:p>
          </table:table-cell>
          <table:table-cell office:value-type="float" office:value="1265.04" calcext:value-type="float">
            <text:p>1265.0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30032" calcext:value-type="float">
            <text:p>30032</text:p>
          </table:table-cell>
          <table:table-cell office:value-type="float" office:value="5.86984" calcext:value-type="float">
            <text:p>5.86984</text:p>
          </table:table-cell>
          <table:table-cell table:number-columns-repeated="2" office:value-type="float" office:value="456.6" calcext:value-type="float">
            <text:p>456.6</text:p>
          </table:table-cell>
          <table:table-cell office:value-type="float" office:value="2284.2" calcext:value-type="float">
            <text:p>2284.2</text:p>
          </table:table-cell>
          <table:table-cell office:value-type="float" office:value="309.8" calcext:value-type="float">
            <text:p>309.8</text:p>
          </table:table-cell>
          <table:table-cell office:value-type="float" office:value="303.5" calcext:value-type="float">
            <text:p>303.5</text:p>
          </table:table-cell>
          <table:table-cell office:value-type="float" office:value="7.12528" calcext:value-type="float">
            <text:p>7.12528</text:p>
          </table:table-cell>
        </table:table-row>
        <table:table-row table:style-name="ro1">
          <table:table-cell office:value-type="float" office:value="9.53842" calcext:value-type="float">
            <text:p>9.53842</text:p>
          </table:table-cell>
          <table:table-cell office:value-type="float" office:value="6288.31" calcext:value-type="float">
            <text:p>6288.31</text:p>
          </table:table-cell>
          <table:table-cell office:value-type="float" office:value="378.211" calcext:value-type="float">
            <text:p>378.211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29802" calcext:value-type="float">
            <text:p>29802</text:p>
          </table:table-cell>
          <table:table-cell office:value-type="float" office:value="11.7877" calcext:value-type="float">
            <text:p>11.7877</text:p>
          </table:table-cell>
          <table:table-cell table:number-columns-repeated="2" office:value-type="float" office:value="204.7" calcext:value-type="float">
            <text:p>204.7</text:p>
          </table:table-cell>
          <table:table-cell office:value-type="float" office:value="815.501" calcext:value-type="float">
            <text:p>815.501</text:p>
          </table:table-cell>
          <table:table-cell office:value-type="float" office:value="56.3" calcext:value-type="float">
            <text:p>56.3</text:p>
          </table:table-cell>
          <table:table-cell office:value-type="float" office:value="53.9" calcext:value-type="float">
            <text:p>53.9</text:p>
          </table:table-cell>
          <table:table-cell office:value-type="float" office:value="2.35058" calcext:value-type="float">
            <text:p>2.35058</text:p>
          </table:table-cell>
        </table:table-row>
        <table:table-row table:style-name="ro1">
          <table:table-cell office:value-type="float" office:value="12.674" calcext:value-type="float">
            <text:p>12.674</text:p>
          </table:table-cell>
          <table:table-cell office:value-type="float" office:value="4612.85" calcext:value-type="float">
            <text:p>4612.85</text:p>
          </table:table-cell>
          <table:table-cell office:value-type="float" office:value="128.077" calcext:value-type="float">
            <text:p>128.077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29877" calcext:value-type="float">
            <text:p>29877</text:p>
          </table:table-cell>
          <table:table-cell office:value-type="float" office:value="3.70431" calcext:value-type="float">
            <text:p>3.70431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float" office:value="319.638" calcext:value-type="float">
            <text:p>319.638</text:p>
          </table:table-cell>
          <table:table-cell office:value-type="float" office:value="33.8" calcext:value-type="float">
            <text:p>33.8</text:p>
          </table:table-cell>
          <table:table-cell office:value-type="float" office:value="33.6" calcext:value-type="float">
            <text:p>33.6</text:p>
          </table:table-cell>
          <table:table-cell office:value-type="float" office:value="2.04708" calcext:value-type="float">
            <text:p>2.04708</text:p>
          </table:table-cell>
        </table:table-row>
        <table:table-row table:style-name="ro1">
          <table:table-cell office:value-type="float" office:value="33.261" calcext:value-type="float">
            <text:p>33.261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3211.32" calcext:value-type="float">
            <text:p>3211.32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29752" calcext:value-type="float">
            <text:p>29752</text:p>
          </table:table-cell>
          <table:table-cell office:value-type="float" office:value="34.3439" calcext:value-type="float">
            <text:p>34.3439</text:p>
          </table:table-cell>
          <table:table-cell table:number-columns-repeated="2" office:value-type="float" office:value="539.9" calcext:value-type="float">
            <text:p>539.9</text:p>
          </table:table-cell>
          <table:table-cell office:value-type="float" office:value="6411.26" calcext:value-type="float">
            <text:p>6411.26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0.951603" calcext:value-type="float">
            <text:p>0.951603</text:p>
          </table:table-cell>
        </table:table-row>
        <table:table-row table:style-name="ro1">
          <table:table-cell office:value-type="float" office:value="9.09767" calcext:value-type="float">
            <text:p>9.09767</text:p>
          </table:table-cell>
          <table:table-cell office:value-type="float" office:value="12009.3" calcext:value-type="float">
            <text:p>12009.3</text:p>
          </table:table-cell>
          <table:table-cell office:value-type="float" office:value="5.10961" calcext:value-type="float">
            <text:p>5.10961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29819" calcext:value-type="float">
            <text:p>29819</text:p>
          </table:table-cell>
          <table:table-cell office:value-type="float" office:value="0.220867" calcext:value-type="float">
            <text:p>0.220867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8.39237" calcext:value-type="float">
            <text:p>8.39237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71481" calcext:value-type="float">
            <text:p>3.71481</text:p>
          </table:table-cell>
        </table:table-row>
        <table:table-row table:style-name="ro1">
          <table:table-cell office:value-type="float" office:value="5.11416" calcext:value-type="float">
            <text:p>5.11416</text:p>
          </table:table-cell>
          <table:table-cell office:value-type="float" office:value="5819.22" calcext:value-type="float">
            <text:p>5819.22</text:p>
          </table:table-cell>
          <table:table-cell office:value-type="float" office:value="2.95228" calcext:value-type="float">
            <text:p>2.95228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30111" calcext:value-type="float">
            <text:p>30111</text:p>
          </table:table-cell>
          <table:table-cell office:value-type="float" office:value="0.200272" calcext:value-type="float">
            <text:p>0.20027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5.26312" calcext:value-type="float">
            <text:p>5.2631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.30437" calcext:value-type="float">
            <text:p>2.30437</text:p>
          </table:table-cell>
        </table:table-row>
        <table:table-row table:style-name="ro1">
          <table:table-cell office:value-type="float" office:value="6.37344" calcext:value-type="float">
            <text:p>6.37344</text:p>
          </table:table-cell>
          <table:table-cell office:value-type="float" office:value="7935.97" calcext:value-type="float">
            <text:p>7935.97</text:p>
          </table:table-cell>
          <table:table-cell office:value-type="float" office:value="3.66126" calcext:value-type="float">
            <text:p>3.6612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30013" calcext:value-type="float">
            <text:p>30013</text:p>
          </table:table-cell>
          <table:table-cell office:value-type="float" office:value="0.21336" calcext:value-type="float">
            <text:p>0.21336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73806" calcext:value-type="float">
            <text:p>2.73806</text:p>
          </table:table-cell>
        </table:table-row>
        <table:table-row table:style-name="ro1">
          <table:table-cell office:value-type="float" office:value="54.4548" calcext:value-type="float">
            <text:p>54.4548</text:p>
          </table:table-cell>
          <table:table-cell office:value-type="float" office:value="9638.96" calcext:value-type="float">
            <text:p>9638.96</text:p>
          </table:table-cell>
          <table:table-cell office:value-type="float" office:value="454.516" calcext:value-type="float">
            <text:p>454.516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29963" calcext:value-type="float">
            <text:p>29963</text:p>
          </table:table-cell>
          <table:table-cell office:value-type="float" office:value="6.36514" calcext:value-type="float">
            <text:p>6.36514</text:p>
          </table:table-cell>
          <table:table-cell table:number-columns-repeated="2" office:value-type="float" office:value="181.5" calcext:value-type="float">
            <text:p>181.5</text:p>
          </table:table-cell>
          <table:table-cell office:value-type="float" office:value="714.579" calcext:value-type="float">
            <text:p>714.579</text:p>
          </table:table-cell>
          <table:table-cell office:value-type="float" office:value="49.5" calcext:value-type="float">
            <text:p>49.5</text:p>
          </table:table-cell>
          <table:table-cell office:value-type="float" office:value="49.1" calcext:value-type="float">
            <text:p>49.1</text:p>
          </table:table-cell>
          <table:table-cell office:value-type="float" office:value="3.17508" calcext:value-type="float">
            <text:p>3.17508</text:p>
          </table:table-cell>
        </table:table-row>
        <table:table-row table:style-name="ro1">
          <table:table-cell office:value-type="float" office:value="3.28038" calcext:value-type="float">
            <text:p>3.28038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135.075" calcext:value-type="float">
            <text:p>135.075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30164" calcext:value-type="float">
            <text:p>30164</text:p>
          </table:table-cell>
          <table:table-cell office:value-type="float" office:value="2.41511" calcext:value-type="float">
            <text:p>2.4151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99.065" calcext:value-type="float">
            <text:p>299.065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6.7414" calcext:value-type="float">
            <text:p>16.7414</text:p>
          </table:table-cell>
          <table:table-cell office:value-type="float" office:value="3021.05" calcext:value-type="float">
            <text:p>3021.05</text:p>
          </table:table-cell>
          <table:table-cell office:value-type="float" office:value="2280.46" calcext:value-type="float">
            <text:p>2280.46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29922" calcext:value-type="float">
            <text:p>29922</text:p>
          </table:table-cell>
          <table:table-cell office:value-type="float" office:value="46.4539" calcext:value-type="float">
            <text:p>46.4539</text:p>
          </table:table-cell>
          <table:table-cell table:number-columns-repeated="2" office:value-type="float" office:value="239.7" calcext:value-type="float">
            <text:p>239.7</text:p>
          </table:table-cell>
          <table:table-cell office:value-type="float" office:value="4459.76" calcext:value-type="float">
            <text:p>4459.76</text:p>
          </table:table-cell>
          <table:table-cell office:value-type="float" office:value="167.9" calcext:value-type="float">
            <text:p>167.9</text:p>
          </table:table-cell>
          <table:table-cell office:value-type="float" office:value="166.9" calcext:value-type="float">
            <text:p>166.9</text:p>
          </table:table-cell>
          <table:table-cell office:value-type="float" office:value="1.38378" calcext:value-type="float">
            <text:p>1.38378</text:p>
          </table:table-cell>
        </table:table-row>
        <table:table-row table:style-name="ro1">
          <table:table-cell office:value-type="float" office:value="15.5889" calcext:value-type="float">
            <text:p>15.5889</text:p>
          </table:table-cell>
          <table:table-cell office:value-type="float" office:value="15022.9" calcext:value-type="float">
            <text:p>15022.9</text:p>
          </table:table-cell>
          <table:table-cell office:value-type="float" office:value="1488.97" calcext:value-type="float">
            <text:p>1488.97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29806" calcext:value-type="float">
            <text:p>29806</text:p>
          </table:table-cell>
          <table:table-cell office:value-type="float" office:value="40.439" calcext:value-type="float">
            <text:p>40.43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3447.82" calcext:value-type="float">
            <text:p>3447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7" calcext:value-type="float">
            <text:p>104.7</text:p>
          </table:table-cell>
          <table:table-cell office:value-type="float" office:value="4.23831" calcext:value-type="float">
            <text:p>4.2383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formula="of:=[.G3]/[.F3]*1000" office:value-type="float" office:value="0.0151852222000133" calcext:value-type="float">
            <text:p>0.01518522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4]/[.F4]*1000" office:value-type="float" office:value="0.480773112636254" calcext:value-type="float">
            <text:p>0.4807731126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5]/[.F5]*1000" office:value-type="float" office:value="0.0122329194608592" calcext:value-type="float">
            <text:p>0.012232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6]/[.F6]*1000" office:value-type="float" office:value="0.195452850293021" calcext:value-type="float">
            <text:p>0.1954528503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7]/[.F7]*1000" office:value-type="float" office:value="0.395533856788135" calcext:value-type="float">
            <text:p>0.395533856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8]/[.F8]*1000" office:value-type="float" office:value="0.123985339893564" calcext:value-type="float">
            <text:p>0.123985339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9]/[.F9]*1000" office:value-type="float" office:value="1.15433920408712" calcext:value-type="float">
            <text:p>1.15433920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0]/[.F10]*1000" office:value-type="float" office:value="0.00740692176129313" calcext:value-type="float">
            <text:p>0.007406921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1]/[.F11]*1000" office:value-type="float" office:value="0.00665112417388994" calcext:value-type="float">
            <text:p>0.006651124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2]/[.F12]*1000" office:value-type="float" office:value="0.00710891946823043" calcext:value-type="float">
            <text:p>0.00710891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3]/[.F13]*1000" office:value-type="float" office:value="0.212433334445817" calcext:value-type="float">
            <text:p>0.212433334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4]/[.F14]*1000" office:value-type="float" office:value="0.0800659726826681" calcext:value-type="float">
            <text:p>0.0800659727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5]/[.F15]*1000" office:value-type="float" office:value="1.55249983289887" calcext:value-type="float">
            <text:p>1.55249983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G16]/[.F16]*1000" office:value-type="float" office:value="1.35674025364021" calcext:value-type="float">
            <text:p>1.3567402536</text:p>
          </table:table-cell>
          <table:table-cell table:number-columns-repeated="8"/>
        </table:table-row>
      </table:table>
      <table:table table:name="Rand 2" table:style-name="ta1">
        <table:table-column table:style-name="co1" table:default-cell-style-name="Default"/>
        <table:table-row table:style-name="ro1">
          <table:table-cell/>
        </table:table-row>
      </table:table>
      <table:table table:name="Max 2" table:style-name="ta1">
        <table:table-column table:style-name="co1" table:default-cell-style-name="Default"/>
        <table:table-row table:style-name="ro1">
          <table:table-cell/>
        </table:table-row>
      </table:table>
      <table:table table:name="Min Max 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B1:Sheet2.F4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Rand.G29:Rand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0:44:21.93279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2T03:27:03.140783336</dc:date>
    <meta:editing-duration>P1DT9H57M45S</meta:editing-duration>
    <meta:editing-cycles>15</meta:editing-cycles>
    <meta:generator>LibreOffice/4.2.8.2$Linux_X86_64 LibreOffice_project/420m0$Build-2</meta:generator>
    <meta:document-statistic meta:table-count="15" meta:cell-count="2540" meta:object-count="0"/>
  </office:meta>
</office:document-meta>
</file>